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Liberation Serif" fo:font-size="6pt" fo:font-style="normal" fo:font-weight="normal" officeooo:paragraph-rsid="00077a51" style:font-name-asian="Calibri" style:font-size-asian="5.25pt" style:font-style-asian="normal" style:font-weight-asian="normal" style:font-name-complex="Calibri" style:font-size-complex="6pt" style:font-style-complex="normal" style:font-weight-complex="normal"/>
    </style:style>
    <style:style style:name="P2" style:family="paragraph" style:parent-style-name="Heading_20_1">
      <style:paragraph-properties fo:margin-top="0.0874in" fo:margin-bottom="0in" style:contextual-spacing="false" fo:text-align="justify" style:justify-single-word="false" style:writing-mode="lr-tb"/>
      <style:text-properties fo:color="#2a6099" loext:opacity="100%" style:font-name="Liberation Serif" fo:font-size="14pt" fo:language="en" fo:country="US" fo:font-weight="bold" officeooo:rsid="001e0c57" officeooo:paragraph-rsid="00058568" style:font-name-asian="Liberation Serif1" style:font-size-asian="14pt" style:font-weight-asian="bold" style:font-name-complex="Liberation Serif1" style:font-size-complex="14pt" style:font-weight-complex="bold" loext:padding="0in" loext:border="none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5pt" fo:font-style="italic" fo:font-weight="bold" officeooo:rsid="002df611" officeooo:paragraph-rsid="002df611" style:font-name-asian="Liberation Serif1" style:font-size-asian="15pt" style:font-style-asian="italic" style:font-weight-asian="bold" style:font-name-complex="Liberation Serif1" style:font-size-complex="15pt" style:font-style-complex="italic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5pt" fo:font-style="italic" fo:font-weight="bold" officeooo:rsid="002e37f5" officeooo:paragraph-rsid="002e37f5" style:font-name-asian="Liberation Serif1" style:font-size-asian="15pt" style:font-style-asian="italic" style:font-weight-asian="bold" style:font-name-complex="Liberation Serif1" style:font-size-complex="15pt" style:font-style-complex="italic" style:font-weight-complex="bold"/>
    </style:style>
    <style:style style:name="P5" style:family="paragraph" style:parent-style-name="Heading_20_1">
      <style:paragraph-properties fo:text-align="start" style:justify-single-word="false" style:writing-mode="lr-tb"/>
      <style:text-properties fo:color="#000000" loext:opacity="100%" style:font-name="Liberation Serif" fo:font-size="11.5pt" fo:font-style="normal" fo:font-weight="normal" officeooo:rsid="002ea532" officeooo:paragraph-rsid="002ea532" style:font-name-asian="Calibri" style:font-size-asian="11.5pt" style:font-style-asian="normal" style:font-weight-asian="normal" style:font-name-complex="Calibri" style:font-size-complex="11.5pt" style:font-style-complex="normal" style:font-weight-complex="normal"/>
    </style:style>
    <style:style style:name="P6" style:family="paragraph" style:parent-style-name="Text_20_body" style:list-style-name="L1">
      <style:paragraph-properties fo:margin-top="0in" fo:margin-bottom="0.0181in" style:contextual-spacing="false" fo:line-height="100%" fo:text-align="justify" style:justify-single-word="false" style:writing-mode="lr-tb"/>
      <style:text-properties style:font-name="Liberation Serif" fo:font-size="11.5pt" officeooo:paragraph-rsid="00077a51" style:font-size-asian="11.5pt" style:font-size-complex="11.5pt"/>
    </style:style>
    <style:style style:name="P7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 style:writing-mode="lr-tb"/>
      <style:text-properties style:font-name="Liberation Serif" fo:font-size="11.5pt" officeooo:paragraph-rsid="00077a51" style:font-size-asian="11.5pt" style:font-size-complex="11.5pt"/>
    </style:style>
    <style:style style:name="P8" style:family="paragraph" style:parent-style-name="Text_20_body" style:list-style-name="L1">
      <style:paragraph-properties fo:margin-top="0.0398in" fo:margin-bottom="0.1366in" style:contextual-spacing="false" fo:line-height="100%" fo:text-align="justify" style:justify-single-word="false" style:writing-mode="lr-tb"/>
      <style:text-properties style:font-name="Liberation Serif" fo:font-size="11.5pt" officeooo:paragraph-rsid="00201572" style:font-size-asian="11.5pt" style:font-size-complex="11.5pt"/>
    </style:style>
    <style:style style:name="T1" style:family="text">
      <style:text-properties style:language-asian="zh" style:country-asian="CN" style:language-complex="hi" style:country-complex="IN"/>
    </style:style>
    <style:style style:name="T2" style:family="text">
      <style:text-properties officeooo:rsid="002015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ello</text:p>
      <text:p text:style-name="P4">hi</text:p>
      <text:h text:style-name="P5" text:outline-level="1">hellow deep</text:h>
      <text:p text:style-name="P1"/>
      <text:list xml:id="list2819296120" text:style-name="L1">
        <text:list-item>
          <text:p text:style-name="P6">Scalability – In <text:span text:style-name="T1">order to efficiently scale to more countries and languages</text:span></text:p>
        </text:list-item>
        <text:list-item>
          <text:p text:style-name="P7"><text:span text:style-name="T2">Introducing s</text:span>upport for <text:span text:style-name="T2">new </text:span>countries </text:p>
        </text:list-item>
        <text:list-item>
          <text:p text:style-name="P8"><text:span text:style-name="T2">Introducing s</text:span>upport for <text:span text:style-name="T2">new </text:span>languages</text:p>
        </text:list-item>
      </text:list>
      <text:h text:style-name="P2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Liberation Serif" fo:font-family="'Liberation Serif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FreeSans1" style:font-family-complex="FreeSans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Liberation Serif" fo:font-family="'Liberation Serif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FreeSans1" style:font-family-complex="FreeSans" style:font-family-generic-complex="system" style:font-pitch-complex="variable" style:font-size-complex="13pt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Calibri" style:font-family-complex="Calibri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Calibri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Calibri" style:font-family-complex="Calibri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64" style:display-name="ListLabel 64" style:family="text">
      <style:text-properties style:font-name-complex="Calibri" style:font-family-complex="Calibri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Wingdings" style:font-charset="x-symbol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1:01:29.726907296</meta:creation-date>
    <dc:date>2023-05-25T17:07:57.738607760</dc:date>
    <meta:editing-duration>P1DT8H11M1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" meta:paragraph-count="6" meta:word-count="28" meta:character-count="171" meta:non-whitespace-character-count="150"/>
  </office:meta>
</office:document-meta>
</file>